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0953in"/>
    </style:style>
    <style:style style:name="co2" style:family="table-column">
      <style:table-column-properties fo:break-before="auto" style:column-width="3.8575in"/>
    </style:style>
    <style:style style:name="co3" style:family="table-column">
      <style:table-column-properties fo:break-before="auto" style:column-width="4.195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FORWARD</text:p>
          </table:table-cell>
          <table:table-cell table:style-name="ce1" office:value-type="string">
            <text:p>REVERSE</text:p>
          </table:table-cell>
          <table:table-cell table:style-name="ce1" office:value-type="string">
            <text:p>NAME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GTGCATTCCGTAAACGTCATGTAGACG</text:p>
          </table:table-cell>
          <table:table-cell office:value-type="string">
            <text:p>ATGAAGTGGGGGAAGATGATGAAGGT</text:p>
          </table:table-cell>
          <table:table-cell office:value-type="string">
            <text:p>15_234250_237070_G010_235476_235599_P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GTACCTTGTCCAGCAGTATCCA</text:p>
          </table:table-cell>
          <table:table-cell office:value-type="string">
            <text:p>TACGCCAAGACCCTCCGACGACAGG</text:p>
          </table:table-cell>
          <table:table-cell office:value-type="string">
            <text:p>17_949_2557_G010_2287_2406_P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TGGCGACATGGTCTGGGTGCAAGACTACCAC</text:p>
          </table:table-cell>
          <table:table-cell office:value-type="string">
            <text:p>GTGTACTTGCTGACATAGTTGAACAGTTT</text:p>
          </table:table-cell>
          <table:table-cell office:value-type="string">
            <text:p>17_332860_335583_G000_333810_333890_PALL</text:p>
          </table:table-cell>
          <table:table-cell table:number-columns-repeated="1021"/>
        </table:table-row>
        <table:table-row table:style-name="ro1">
          <table:table-cell office:value-type="string">
            <text:p>CTGGCGACATGGTCTGGGTGCAAGACTACCAC</text:p>
          </table:table-cell>
          <table:table-cell office:value-type="string">
            <text:p>ACTCCTCCACATCTTGTCGGGATGGAA</text:p>
          </table:table-cell>
          <table:table-cell office:value-type="string">
            <text:p>17_332860_335583_G010_333810_333890_P1</text:p>
          </table:table-cell>
          <table:table-cell table:number-columns-repeated="1021"/>
        </table:table-row>
        <table:table-row table:style-name="ro1">
          <table:table-cell office:value-type="string">
            <text:p>TTCCATCCCGACAAGATGTGGAGGAGT</text:p>
          </table:table-cell>
          <table:table-cell office:value-type="string">
            <text:p>GTGTACTTGCTGACATAGTTGAACAGTTT</text:p>
          </table:table-cell>
          <table:table-cell office:value-type="string">
            <text:p>17_332860_335583_G020_334845_334907_P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TCAAGGGGCACCAGACACTTCGCA</text:p>
          </table:table-cell>
          <table:table-cell office:value-type="string">
            <text:p>ACCACCAAAGGGAACTCTGATATCCT</text:p>
          </table:table-cell>
          <table:table-cell office:value-type="string">
            <text:p>18_242248_248680_G010_242536_242649_P1</text:p>
          </table:table-cell>
          <table:table-cell table:number-columns-repeated="1021"/>
        </table:table-row>
        <table:table-row table:style-name="ro1">
          <table:table-cell office:value-type="string">
            <text:p>ATCAAGGGGCACCAGACACTTCGCA</text:p>
          </table:table-cell>
          <table:table-cell office:value-type="string">
            <text:p>GGAACGACGACAAGGCGCTTGACGAGAGG</text:p>
          </table:table-cell>
          <table:table-cell office:value-type="string">
            <text:p>18_242248_248680_G020_242799_242853_P2</text:p>
          </table:table-cell>
          <table:table-cell table:number-columns-repeated="1021"/>
        </table:table-row>
        <table:table-row table:style-name="ro1">
          <table:table-cell office:value-type="string">
            <text:p>CCTCTCGTCAAGCGCCTTGTCGTCGTTCC</text:p>
          </table:table-cell>
          <table:table-cell office:value-type="string">
            <text:p>CCTGCCATGCTCGTCGAAGAACTACT</text:p>
          </table:table-cell>
          <table:table-cell office:value-type="string">
            <text:p>18_242248_248680_G030_243535_243629_P3</text:p>
          </table:table-cell>
          <table:table-cell table:number-columns-repeated="1021"/>
        </table:table-row>
        <table:table-row table:style-name="ro1">
          <table:table-cell office:value-type="string">
            <text:p>CCTCTCGTCAAGCGCCTTGTCGTCGTTCC</text:p>
          </table:table-cell>
          <table:table-cell office:value-type="string">
            <text:p>GGAGGAGAAAGTCGGCAATAATCTTTAGGA</text:p>
          </table:table-cell>
          <table:table-cell office:value-type="string">
            <text:p>18_242248_248680_G040_244749_244931_P4</text:p>
          </table:table-cell>
          <table:table-cell table:number-columns-repeated="1021"/>
        </table:table-row>
        <table:table-row table:style-name="ro1">
          <table:table-cell office:value-type="string">
            <text:p>CCTCTCGTCAAGCGCCTTGTCGTCGTTCC</text:p>
          </table:table-cell>
          <table:table-cell office:value-type="string">
            <text:p>TCATGCCTCACCAAACAACCCAACGCCACCT</text:p>
          </table:table-cell>
          <table:table-cell office:value-type="string">
            <text:p>18_242248_248680_G041_244749_244931_P5</text:p>
          </table:table-cell>
          <table:table-cell table:number-columns-repeated="1021"/>
        </table:table-row>
        <table:table-row table:style-name="ro1">
          <table:table-cell office:value-type="string">
            <text:p>AGGTGGCGTTGGGTTGTTTGGTGAGGCATGA</text:p>
          </table:table-cell>
          <table:table-cell office:value-type="string">
            <text:p>AAGATACCGGCGTTTCCTTGAGT</text:p>
          </table:table-cell>
          <table:table-cell office:value-type="string">
            <text:p>18_242248_248680_G042_244749_244931_P6</text:p>
          </table:table-cell>
          <table:table-cell table:number-columns-repeated="1021"/>
        </table:table-row>
        <table:table-row table:style-name="ro1">
          <table:table-cell office:value-type="string">
            <text:p>AGGTGGCGTTGGGTTGTTTGGTGAGGCATGA</text:p>
          </table:table-cell>
          <table:table-cell office:value-type="string">
            <text:p>AAACTCAAGTTTCAAACTCGCCCATCC</text:p>
          </table:table-cell>
          <table:table-cell office:value-type="string">
            <text:p>18_242248_248680_G043_244749_244931_P7</text:p>
          </table:table-cell>
          <table:table-cell table:number-columns-repeated="1021"/>
        </table:table-row>
        <table:table-row table:style-name="ro1">
          <table:table-cell office:value-type="string">
            <text:p>CTTCGTCTCTCGGACGGTTC</text:p>
          </table:table-cell>
          <table:table-cell office:value-type="string">
            <text:p>CGTCGCCGCTCGGACAGTAGA</text:p>
          </table:table-cell>
          <table:table-cell office:value-type="string">
            <text:p>18_242248_248680_G050_246730_246782_P8</text:p>
          </table:table-cell>
          <table:table-cell table:number-columns-repeated="1021"/>
        </table:table-row>
        <table:table-row table:style-name="ro1">
          <table:table-cell office:value-type="string">
            <text:p>TTCGTGTGATTTTGCGAGGACG</text:p>
          </table:table-cell>
          <table:table-cell office:value-type="string">
            <text:p>CTCGATCTCAGGTACTTCCTTATCAC</text:p>
          </table:table-cell>
          <table:table-cell office:value-type="string">
            <text:p>18_242248_248680_G060_248532_248587_P12</text:p>
          </table:table-cell>
          <table:table-cell table:number-columns-repeated="1021"/>
        </table:table-row>
        <table:table-row table:style-name="ro1" table:number-rows-repeated="655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82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1">10/01/2010</text:date>, <text:time>18:0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printed-by>Saulo Alves</meta:printed-by>
    <meta:print-date>2010-10-01T18:01:02</meta:print-date>
    <dc:date>2010-10-01T18:01:04</dc:date>
    <dc:creator>Saulo Alves</dc:creator>
    <meta:editing-duration>PT00H01M38S</meta:editing-duration>
    <meta:editing-cycles>1</meta:editing-cycles>
    <meta:document-statistic meta:table-count="1" meta:cell-count="45" meta:object-count="0"/>
  </office:meta>
</office:document-meta>
</file>